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21-08-25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9-08-13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7-08-02 0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5-08-1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3-07-2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2-07-1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1-07-12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10-07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9-07-15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7-07-10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6-07-12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5-11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5-07-13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5-05-18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5-03-17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5-01-20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4-11-09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4-09-0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4-07-1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4-04-02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4-01-1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2004-01-1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808119344901</text:p>
          </table:table-cell>
          <table:table-cell office:value-type="string" calcext:value-type="string">
            <text:p>1994-09-15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